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b07f" officeooo:paragraph-rsid="0000b07f" style:font-size-asian="16pt" style:font-size-complex="16pt"/>
    </style:style>
    <style:style style:name="P2" style:family="paragraph" style:parent-style-name="Standard">
      <style:text-properties fo:font-size="12pt" officeooo:rsid="0000b07f" officeooo:paragraph-rsid="0000b07f" style:font-size-asian="10.5pt" style:font-size-complex="12pt"/>
    </style:style>
    <style:style style:name="P3" style:family="paragraph" style:parent-style-name="Standard">
      <style:text-properties fo:font-size="12pt" officeooo:rsid="0000c3da" officeooo:paragraph-rsid="0000c3da" style:font-size-asian="10.5pt" style:font-size-complex="12pt"/>
    </style:style>
    <style:style style:name="P4" style:family="paragraph" style:parent-style-name="Standard">
      <style:text-properties fo:font-size="12pt" fo:font-weight="bold" officeooo:rsid="0000c3da" officeooo:paragraph-rsid="0000c3da" style:font-size-asian="10.5pt" style:font-weight-asian="bold" style:font-size-complex="12pt" style:font-weight-complex="bold"/>
    </style:style>
    <style:style style:name="T1" style:family="text">
      <style:text-properties officeooo:rsid="00015a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1a2a8"/>
    </style:style>
    <style:style style:name="T4" style:family="text">
      <style:text-properties officeooo:rsid="0002ebcf"/>
    </style:style>
    <style:style style:name="T5" style:family="text">
      <style:text-properties officeooo:rsid="000490db"/>
    </style:style>
    <style:style style:name="T6" style:family="text">
      <style:text-properties officeooo:rsid="00052472"/>
    </style:style>
    <style:style style:name="T7" style:family="text">
      <style:text-properties officeooo:rsid="00066d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CAP - Distance Aware Collision Avoidance Protocol</text:p>
      <text:p text:style-name="P1"/>
      <text:p text:style-name="P4">RTS/CTS:</text:p>
      <text:p text:style-name="P3">nodeA RTS -&gt; nodeB<text:line-break/>nodeB CTS -&gt; nodeA<text:line-break/>nodeA data -&gt; nodeB<text:line-break/>nodeB ack -&gt; nodeA<text:line-break/>nodes overhearing RTS or CTS keep silent during time period indicated by the RTS &amp; CTS<text:line-break/></text:p>
      <text:p text:style-name="P2"/>
      <text:p text:style-name="P2"><text:span text:style-name="T2">Leveraging of long propagation delays:</text:span><text:line-break/><text:span text:style-name="T1">During a time period after a RTS is sent out and before a CTS is received</text:span><text:span text:style-name="T4">, </text:span><text:span text:style-name="T1">the RTS sender and it's neighbors may perform other actions (transmitting data or </text:span><text:span text:style-name="T3">handshaking</text:span><text:span text:style-name="T1">)</text:span><text:span text:style-name="T3">. </text:span><text:span text:style-name="T5">This will not always be effective depending on traffic load and long access delays will always be an issue.<text:line-break/><text:line-break/>A frame coming from a far away node may not corrupt a frame coming from a closer node if they are transmitted with the same power. Close nodes may handshake </text:span><text:span text:style-name="T6">without worrying about interference from remote transmissions. DACAP exploits the differences in distances between nodes to set handshaking lengths instead of using waiting times proportional <text:s/>to the maximum inter-node distance.<text:line-break/><text:line-break/></text:span><text:span text:style-name="T7">Designed for underwater networks with long propagation delays.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5T10:19:13.176593762</meta:creation-date>
    <dc:date>2024-02-05T11:52:31.255287070</dc:date>
    <meta:editing-duration>PT21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62" meta:character-count="993" meta:non-whitespace-character-count="829"/>
  </office:meta>
</office:document-meta>
</file>